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3_2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2, FF 3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/text:p>
      <text:p text:style-name="P6">Author of letter<text:tab/><text:tab/><text:tab/><text:tab/>Jacob Singer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14 February 1876</text:p>
      <text:p text:style-name="P6">Month<text:tab/><text:tab/><text:tab/><text:tab/><text:tab/><text:tab/>February</text:p>
      <text:p text:style-name="P6">Year<text:tab/><text:tab/><text:tab/><text:tab/><text:tab/><text:tab/>1876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ennsylvania<text:tab/><text:tab/><text:tab/>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/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2</text:p>
      <text:p text:style-name="P6">Number of Sheets<text:tab/><text:tab/><text:tab/><text:tab/>2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Y</text:p>
      <text:p text:style-name="P6">Stamp<text:tab/><text:tab/><text:tab/><text:tab/><text:tab/><text:tab/>Y</text:p>
      <text:p text:style-name="P6">Postma<text:tab/>rk<text:tab/><text:tab/><text:tab/><text:tab/><text:tab/>Y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Envelope]</text:span></text:p>
      <text:p text:style-name="P2"><text:span text:style-name="T1">Rev. S. Morais/</text:span></text:p>
      <text:p text:style-name="P2"><text:span text:style-name="T1"><text:tab/>546 Nth. 5</text:span><text:span text:style-name="T2">th</text:span><text:span text:style-name="T1"> St/</text:span></text:p>
      <text:p text:style-name="P2"><text:span text:style-name="T1"><text:tab/><text:tab/>City./</text:span></text:p>
      <text:p text:style-name="P2"><text:span text:style-name="T1"/></text:p>
      <text:p text:style-name="P2"><text:span text:style-name="T1">[Page 1]</text:span></text:p>
      <text:p text:style-name="P3"><text:span text:style-name="T1">“Hillel Literary and Dramatic Assocn.”/</text:span></text:p>
      <text:p text:style-name="P4"><text:span text:style-name="T1">Phila. Feb. 14</text:span><text:span text:style-name="T2">th</text:span><text:span text:style-name="T1"> 1876./</text:span></text:p>
      <text:p text:style-name="P2"><text:span text:style-name="T1">Rev. S. Morais/</text:span></text:p>
      <text:p text:style-name="P2"><text:span text:style-name="T1"><text:tab/>Dear Sir./</text:span></text:p>
      <text:p text:style-name="P2"><text:span text:style-name="T1"><text:tab/><text:tab/>The entertainment/ committee have assigned, to me the pleas-/ant duty of cordially inviting you to be/ present at their second entertainment./ <text:s/>Our association being composed of young/ gentlemen only of the jewish faith we/ have deemed it proper to invite its rep-/-resentative, in whom we recognize you./ <text:s/>Although, as yet, our literary attain-/ments are comparitively[sic] limited, and/ we have done little to add lustre/ to the memory of that famous rabbi/ whose name we bear, still we recog-/nize the fact that we can only suc-/ceed by determined efforts./</text:span></text:p>
      <text:p text:style-name="P2"><text:span text:style-name="T1"><text:tab/>The/ knowledge that you are ever ready/</text:span></text:p>
      <text:p text:style-name="P2"><text:span text:style-name="T1"/></text:p>
      <text:p text:style-name="P2"><text:span text:style-name="T1">[Page 2]</text:span></text:p>
      <text:p text:style-name="P2"><text:span text:style-name="T1">to lend a helping hand in the cause/ of literary pursuits, as well as our/ esteem for you has led to this invita-/tion and enclosed complimentary ticket./</text:span></text:p>
      <text:p text:style-name="P2"><text:span text:style-name="T1"><text:tab/>Hoping/ that you will regard this favorably/ and grace the occasion with your presence/</text:span></text:p>
      <text:p text:style-name="P2"><text:span text:style-name="T1"><text:tab/>I am/</text:span></text:p>
      <text:p text:style-name="P2"><text:span text:style-name="T1"><text:tab/><text:tab/>Very Truly Yours/</text:span></text:p>
      <text:p text:style-name="P2"><text:span text:style-name="T1"><text:tab/><text:tab/><text:tab/>Jacob Singer/</text:span></text:p>
      <text:p text:style-name="P2"><text:span text:style-name="T1"><text:tab/><text:tab/><text:tab/><text:tab/>Sect'y Ent. Com./</text:span></text:p>
      <text:p text:style-name="P2"><text:span text:style-name="T1"><text:tab/><text:tab/><text:tab/>No 116 Nth 2</text:span><text:span text:style-name="T2">nd</text:span><text:span text:style-name="T1"> St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7T12:11:08</meta:creation-date>
    <dc:date>2009-05-27T12:32:00</dc:date>
    <dc:language>en-US</dc:language>
    <meta:editing-cycles>2</meta:editing-cycles>
    <meta:editing-duration>PT20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9" meta:word-count="351" meta:character-count="2371"/>
  </office:meta>
</office:document-meta>
</file>